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3.734cm" svg:height="14.742cm" svg:x="25.662cm" svg:y="1.46cm">
            <draw:object draw:notify-on-update-of-ranges="Feuille1.A3:Feuille1.A3 Feuille1.A4:Feuille1.A25 Feuille1.B3:Feuille1.B3 Feuille1.B4:Feuille1.B25 Feuille1.C3:Feuille1.C3 Feuille1.C4:Feuille1.C25 Feuille1.D3:Feuille1.D3 Feuille1.D4:Feuille1.D25 Feuille1.E3:Feuille1.E3 Feuille1.E4:Feuille1.E25 Feuille1.F3:Feuille1.F3 Feuille1.F4:Feuille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5.116cm" svg:y="11.82cm">
            <draw:object draw:notify-on-update-of-ranges="Feuille1.A3:Feuille1.F3 Feuille1.A4:Feuille1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31.251cm" svg:y="16.203cm">
            <draw:object draw:notify-on-update-of-ranges="Feuille1.A3:Feuille1.A3 Feuille1.A4:Feuille1.A5 Feuille1.B3:Feuille1.B3 Feuille1.B4:Feuille1.B5 Feuille1.C3:Feuille1.C3 Feuille1.C4:Feuille1.C5 Feuille1.D3:Feuille1.D3 Feuille1.D4:Feuille1.D5 Feuille1.E3:Feuille1.E3 Feuille1.E4:Feuille1.E5 Feuille1.F3:Feuille1.F3 Feuille1.F4:Feuille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13.657cm" svg:y="0.983cm">
            <draw:object draw:notify-on-update-of-ranges="Feuille1.A3:Feuille1.F3 Feuille1.A4:Feuille1.F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2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PM2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AQ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,9</text:p>
          </table:table-cell>
          <table:table-cell office:value-type="float" office:value="12" calcext:value-type="float">
            <text:p>12</text:p>
          </table:table-cell>
          <table:table-cell office:value-type="float" office:value="0.33" calcext:value-type="float">
            <text:p>0,33</text:p>
          </table:table-cell>
          <table:table-cell office:value-type="float" office:value="5.8" calcext:value-type="float">
            <text:p>5,8</text:p>
          </table:table-cell>
          <table:table-cell office:value-type="float" office:value="6.17" calcext:value-type="float">
            <text:p>6,17</text:p>
          </table:table-cell>
          <table:table-cell/>
        </table:table-row>
        <table:table-row table:style-name="ro1">
          <table:table-cell table:formula="of:=[.A4]+RAND()-0.5" office:value-type="float" office:value="8.19533765511824" calcext:value-type="float">
            <text:p>8,19533765511824</text:p>
          </table:table-cell>
          <table:table-cell table:formula="of:=[.B4]+RAND()-0.5" office:value-type="float" office:value="7.35448619371967" calcext:value-type="float">
            <text:p>7,35448619371967</text:p>
          </table:table-cell>
          <table:table-cell table:formula="of:=[.C4]+RAND()-0.5" office:value-type="float" office:value="12.3894779344975" calcext:value-type="float">
            <text:p>12,3894779344975</text:p>
          </table:table-cell>
          <table:table-cell table:formula="of:=[.D4]+RAND()/10-0.05" office:value-type="float" office:value="0.305905002235522" calcext:value-type="float">
            <text:p>0,305905002235522</text:p>
          </table:table-cell>
          <table:table-cell table:formula="of:=[.E4]+RAND()-0.5" office:value-type="float" office:value="5.83954226220008" calcext:value-type="float">
            <text:p>5,83954226220008</text:p>
          </table:table-cell>
          <table:table-cell table:formula="of:=[.F4]+RAND()-0.5" office:value-type="float" office:value="6.59048291380514" calcext:value-type="float">
            <text:p>6,59048291380514</text:p>
          </table:table-cell>
          <table:table-cell/>
        </table:table-row>
        <table:table-row table:style-name="ro1">
          <table:table-cell table:formula="of:=[.A5]+RAND()-0.5" office:value-type="float" office:value="8.44706886542482" calcext:value-type="float">
            <text:p>8,44706886542482</text:p>
          </table:table-cell>
          <table:table-cell table:formula="of:=[.B5]+RAND()-0.5" office:value-type="float" office:value="7.18486534269244" calcext:value-type="float">
            <text:p>7,18486534269244</text:p>
          </table:table-cell>
          <table:table-cell table:formula="of:=[.C5]+RAND()-0.5" office:value-type="float" office:value="12.3244315045231" calcext:value-type="float">
            <text:p>12,3244315045231</text:p>
          </table:table-cell>
          <table:table-cell table:formula="of:=[.D5]+RAND()/10-0.05" office:value-type="float" office:value="0.333407995944603" calcext:value-type="float">
            <text:p>0,333407995944603</text:p>
          </table:table-cell>
          <table:table-cell table:formula="of:=[.E5]+RAND()-0.5" office:value-type="float" office:value="6.05313600961282" calcext:value-type="float">
            <text:p>6,05313600961282</text:p>
          </table:table-cell>
          <table:table-cell table:formula="of:=[.F5]+RAND()-0.5" office:value-type="float" office:value="6.97987759200782" calcext:value-type="float">
            <text:p>6,97987759200782</text:p>
          </table:table-cell>
          <table:table-cell/>
        </table:table-row>
        <table:table-row table:style-name="ro1">
          <table:table-cell table:formula="of:=[.A6]+RAND()-0.5" office:value-type="float" office:value="8.2118207265345" calcext:value-type="float">
            <text:p>8,2118207265345</text:p>
          </table:table-cell>
          <table:table-cell table:formula="of:=[.B6]+RAND()-0.5" office:value-type="float" office:value="7.03973732539215" calcext:value-type="float">
            <text:p>7,03973732539215</text:p>
          </table:table-cell>
          <table:table-cell table:formula="of:=[.C6]+RAND()-0.5" office:value-type="float" office:value="12.1317311459533" calcext:value-type="float">
            <text:p>12,1317311459533</text:p>
          </table:table-cell>
          <table:table-cell table:formula="of:=[.D6]+RAND()/10-0.05" office:value-type="float" office:value="0.379874108011819" calcext:value-type="float">
            <text:p>0,379874108011819</text:p>
          </table:table-cell>
          <table:table-cell table:formula="of:=[.E6]+RAND()-0.5" office:value-type="float" office:value="5.75025042145178" calcext:value-type="float">
            <text:p>5,75025042145178</text:p>
          </table:table-cell>
          <table:table-cell table:formula="of:=[.F6]+RAND()-0.5" office:value-type="float" office:value="6.87596521837502" calcext:value-type="float">
            <text:p>6,87596521837502</text:p>
          </table:table-cell>
          <table:table-cell/>
        </table:table-row>
        <table:table-row table:style-name="ro1">
          <table:table-cell table:formula="of:=[.A7]+RAND()-0.5" office:value-type="float" office:value="7.78207855098313" calcext:value-type="float">
            <text:p>7,78207855098313</text:p>
          </table:table-cell>
          <table:table-cell table:formula="of:=[.B7]+RAND()-0.5" office:value-type="float" office:value="7.30222203673605" calcext:value-type="float">
            <text:p>7,30222203673605</text:p>
          </table:table-cell>
          <table:table-cell table:formula="of:=[.C7]+RAND()-0.5" office:value-type="float" office:value="11.7569363953736" calcext:value-type="float">
            <text:p>11,7569363953736</text:p>
          </table:table-cell>
          <table:table-cell table:formula="of:=[.D7]+RAND()/10-0.05" office:value-type="float" office:value="0.404779625485251" calcext:value-type="float">
            <text:p>0,404779625485251</text:p>
          </table:table-cell>
          <table:table-cell table:formula="of:=[.E7]+RAND()-0.5" office:value-type="float" office:value="6.05130567791055" calcext:value-type="float">
            <text:p>6,05130567791055</text:p>
          </table:table-cell>
          <table:table-cell table:formula="of:=[.F7]+RAND()-0.5" office:value-type="float" office:value="7.29796412641051" calcext:value-type="float">
            <text:p>7,29796412641051</text:p>
          </table:table-cell>
          <table:table-cell/>
        </table:table-row>
        <table:table-row table:style-name="ro1">
          <table:table-cell table:formula="of:=[.A8]+RAND()-0.5" office:value-type="float" office:value="7.59747393089409" calcext:value-type="float">
            <text:p>7,59747393089409</text:p>
          </table:table-cell>
          <table:table-cell table:formula="of:=[.B8]+RAND()-0.5" office:value-type="float" office:value="7.03095508432923" calcext:value-type="float">
            <text:p>7,03095508432923</text:p>
          </table:table-cell>
          <table:table-cell table:formula="of:=[.C8]+RAND()-0.5" office:value-type="float" office:value="11.6789887598579" calcext:value-type="float">
            <text:p>11,6789887598579</text:p>
          </table:table-cell>
          <table:table-cell table:formula="of:=[.D8]+RAND()/10-0.05" office:value-type="float" office:value="0.419270953029106" calcext:value-type="float">
            <text:p>0,419270953029106</text:p>
          </table:table-cell>
          <table:table-cell table:formula="of:=[.E8]+RAND()-0.5" office:value-type="float" office:value="6.04816311295036" calcext:value-type="float">
            <text:p>6,04816311295036</text:p>
          </table:table-cell>
          <table:table-cell table:formula="of:=[.F8]+RAND()-0.5" office:value-type="float" office:value="6.80992769045205" calcext:value-type="float">
            <text:p>6,80992769045205</text:p>
          </table:table-cell>
          <table:table-cell/>
        </table:table-row>
        <table:table-row table:style-name="ro1">
          <table:table-cell table:formula="of:=[.A9]+RAND()-0.5" office:value-type="float" office:value="8.09123950655164" calcext:value-type="float">
            <text:p>8,09123950655164</text:p>
          </table:table-cell>
          <table:table-cell table:formula="of:=[.B9]+RAND()-0.5" office:value-type="float" office:value="7.04282966180158" calcext:value-type="float">
            <text:p>7,04282966180158</text:p>
          </table:table-cell>
          <table:table-cell table:formula="of:=[.C9]+RAND()-0.5" office:value-type="float" office:value="11.4528782182979" calcext:value-type="float">
            <text:p>11,4528782182979</text:p>
          </table:table-cell>
          <table:table-cell table:formula="of:=[.D9]+RAND()/10-0.05" office:value-type="float" office:value="0.427861144154039" calcext:value-type="float">
            <text:p>0,427861144154039</text:p>
          </table:table-cell>
          <table:table-cell table:formula="of:=[.E9]+RAND()-0.5" office:value-type="float" office:value="5.58492015243943" calcext:value-type="float">
            <text:p>5,58492015243943</text:p>
          </table:table-cell>
          <table:table-cell table:formula="of:=[.F9]+RAND()-0.5" office:value-type="float" office:value="6.81897419590472" calcext:value-type="float">
            <text:p>6,81897419590472</text:p>
          </table:table-cell>
          <table:table-cell/>
        </table:table-row>
        <table:table-row table:style-name="ro1">
          <table:table-cell table:formula="of:=[.A10]+RAND()-0.5" office:value-type="float" office:value="8.22657965090662" calcext:value-type="float">
            <text:p>8,22657965090662</text:p>
          </table:table-cell>
          <table:table-cell table:formula="of:=[.B10]+RAND()-0.5" office:value-type="float" office:value="7.20583023606032" calcext:value-type="float">
            <text:p>7,20583023606032</text:p>
          </table:table-cell>
          <table:table-cell table:formula="of:=[.C10]+RAND()-0.5" office:value-type="float" office:value="10.9572415164947" calcext:value-type="float">
            <text:p>10,9572415164947</text:p>
          </table:table-cell>
          <table:table-cell table:formula="of:=[.D10]+RAND()/10-0.05" office:value-type="float" office:value="0.422548463366295" calcext:value-type="float">
            <text:p>0,422548463366295</text:p>
          </table:table-cell>
          <table:table-cell table:formula="of:=[.E10]+RAND()-0.5" office:value-type="float" office:value="6.04046657264873" calcext:value-type="float">
            <text:p>6,04046657264873</text:p>
          </table:table-cell>
          <table:table-cell table:formula="of:=[.F10]+RAND()-0.5" office:value-type="float" office:value="6.46631068958357" calcext:value-type="float">
            <text:p>6,46631068958357</text:p>
          </table:table-cell>
          <table:table-cell/>
        </table:table-row>
        <table:table-row table:style-name="ro1">
          <table:table-cell table:formula="of:=[.A11]+RAND()-0.5" office:value-type="float" office:value="8.12496010160573" calcext:value-type="float">
            <text:p>8,12496010160573</text:p>
          </table:table-cell>
          <table:table-cell table:formula="of:=[.B11]+RAND()-0.5" office:value-type="float" office:value="7.2488625476206" calcext:value-type="float">
            <text:p>7,2488625476206</text:p>
          </table:table-cell>
          <table:table-cell table:formula="of:=[.C11]+RAND()-0.5" office:value-type="float" office:value="10.491190473257" calcext:value-type="float">
            <text:p>10,491190473257</text:p>
          </table:table-cell>
          <table:table-cell table:formula="of:=[.D11]+RAND()/10-0.05" office:value-type="float" office:value="0.441422890377924" calcext:value-type="float">
            <text:p>0,441422890377924</text:p>
          </table:table-cell>
          <table:table-cell table:formula="of:=[.E11]+RAND()-0.5" office:value-type="float" office:value="5.82911514534093" calcext:value-type="float">
            <text:p>5,82911514534093</text:p>
          </table:table-cell>
          <table:table-cell table:formula="of:=[.F11]+RAND()-0.5" office:value-type="float" office:value="6.88646772565123" calcext:value-type="float">
            <text:p>6,88646772565123</text:p>
          </table:table-cell>
          <table:table-cell/>
        </table:table-row>
        <table:table-row table:style-name="ro1">
          <table:table-cell table:formula="of:=[.A12]+RAND()-0.5" office:value-type="float" office:value="8.3768108224478" calcext:value-type="float">
            <text:p>8,3768108224478</text:p>
          </table:table-cell>
          <table:table-cell table:formula="of:=[.B12]+RAND()-0.5" office:value-type="float" office:value="7.07210428703733" calcext:value-type="float">
            <text:p>7,07210428703733</text:p>
          </table:table-cell>
          <table:table-cell table:formula="of:=[.C12]+RAND()-0.5" office:value-type="float" office:value="10.2176959485817" calcext:value-type="float">
            <text:p>10,2176959485817</text:p>
          </table:table-cell>
          <table:table-cell table:formula="of:=[.D12]+RAND()/10-0.05" office:value-type="float" office:value="0.452196960236727" calcext:value-type="float">
            <text:p>0,452196960236727</text:p>
          </table:table-cell>
          <table:table-cell table:formula="of:=[.E12]+RAND()-0.5" office:value-type="float" office:value="6.16625742591586" calcext:value-type="float">
            <text:p>6,16625742591586</text:p>
          </table:table-cell>
          <table:table-cell table:formula="of:=[.F12]+RAND()-0.5" office:value-type="float" office:value="6.56938586113322" calcext:value-type="float">
            <text:p>6,56938586113322</text:p>
          </table:table-cell>
          <table:table-cell/>
        </table:table-row>
        <table:table-row table:style-name="ro1">
          <table:table-cell table:formula="of:=[.A13]+RAND()-0.5" office:value-type="float" office:value="8.39724400954487" calcext:value-type="float">
            <text:p>8,39724400954487</text:p>
          </table:table-cell>
          <table:table-cell table:formula="of:=[.B13]+RAND()-0.5" office:value-type="float" office:value="7.07429634218052" calcext:value-type="float">
            <text:p>7,07429634218052</text:p>
          </table:table-cell>
          <table:table-cell table:formula="of:=[.C13]+RAND()-0.5" office:value-type="float" office:value="10.1454269490594" calcext:value-type="float">
            <text:p>10,1454269490594</text:p>
          </table:table-cell>
          <table:table-cell table:formula="of:=[.D13]+RAND()/10-0.05" office:value-type="float" office:value="0.461641133226792" calcext:value-type="float">
            <text:p>0,461641133226792</text:p>
          </table:table-cell>
          <table:table-cell table:formula="of:=[.E13]+RAND()-0.5" office:value-type="float" office:value="6.63926462091356" calcext:value-type="float">
            <text:p>6,63926462091356</text:p>
          </table:table-cell>
          <table:table-cell table:formula="of:=[.F13]+RAND()-0.5" office:value-type="float" office:value="6.93973573882953" calcext:value-type="float">
            <text:p>6,93973573882953</text:p>
          </table:table-cell>
          <table:table-cell/>
        </table:table-row>
        <table:table-row table:style-name="ro1">
          <table:table-cell table:formula="of:=[.A14]+RAND()-0.5" office:value-type="float" office:value="8.83867501710308" calcext:value-type="float">
            <text:p>8,83867501710308</text:p>
          </table:table-cell>
          <table:table-cell table:formula="of:=[.B14]+RAND()-0.5" office:value-type="float" office:value="7.54953549396766" calcext:value-type="float">
            <text:p>7,54953549396766</text:p>
          </table:table-cell>
          <table:table-cell table:formula="of:=[.C14]+RAND()-0.5" office:value-type="float" office:value="9.7312151265582" calcext:value-type="float">
            <text:p>9,7312151265582</text:p>
          </table:table-cell>
          <table:table-cell table:formula="of:=[.D14]+RAND()/10-0.05" office:value-type="float" office:value="0.441259419938442" calcext:value-type="float">
            <text:p>0,441259419938442</text:p>
          </table:table-cell>
          <table:table-cell table:formula="of:=[.E14]+RAND()-0.5" office:value-type="float" office:value="6.62550292741415" calcext:value-type="float">
            <text:p>6,62550292741415</text:p>
          </table:table-cell>
          <table:table-cell table:formula="of:=[.F14]+RAND()-0.5" office:value-type="float" office:value="7.31018837510562" calcext:value-type="float">
            <text:p>7,31018837510562</text:p>
          </table:table-cell>
          <table:table-cell/>
        </table:table-row>
        <table:table-row table:style-name="ro1">
          <table:table-cell table:formula="of:=[.A15]+RAND()-0.5" office:value-type="float" office:value="8.47457385555371" calcext:value-type="float">
            <text:p>8,47457385555371</text:p>
          </table:table-cell>
          <table:table-cell table:formula="of:=[.B15]+RAND()-0.5" office:value-type="float" office:value="7.99693542220993" calcext:value-type="float">
            <text:p>7,99693542220993</text:p>
          </table:table-cell>
          <table:table-cell table:formula="of:=[.C15]+RAND()-0.5" office:value-type="float" office:value="9.44578003053762" calcext:value-type="float">
            <text:p>9,44578003053762</text:p>
          </table:table-cell>
          <table:table-cell table:formula="of:=[.D15]+RAND()/10-0.05" office:value-type="float" office:value="0.488254535335499" calcext:value-type="float">
            <text:p>0,488254535335499</text:p>
          </table:table-cell>
          <table:table-cell table:formula="of:=[.E15]+RAND()-0.5" office:value-type="float" office:value="6.88996375583867" calcext:value-type="float">
            <text:p>6,88996375583867</text:p>
          </table:table-cell>
          <table:table-cell table:formula="of:=[.F15]+RAND()-0.5" office:value-type="float" office:value="7.45298197136003" calcext:value-type="float">
            <text:p>7,45298197136003</text:p>
          </table:table-cell>
          <table:table-cell/>
        </table:table-row>
        <table:table-row table:style-name="ro1">
          <table:table-cell table:formula="of:=[.A16]+RAND()-0.5" office:value-type="float" office:value="8.95293834427861" calcext:value-type="float">
            <text:p>8,95293834427861</text:p>
          </table:table-cell>
          <table:table-cell table:formula="of:=[.B16]+RAND()-0.5" office:value-type="float" office:value="8.32237163639398" calcext:value-type="float">
            <text:p>8,32237163639398</text:p>
          </table:table-cell>
          <table:table-cell table:formula="of:=[.C16]+RAND()-0.5" office:value-type="float" office:value="9.79938821482191" calcext:value-type="float">
            <text:p>9,79938821482191</text:p>
          </table:table-cell>
          <table:table-cell table:formula="of:=[.D16]+RAND()/10-0.05" office:value-type="float" office:value="0.458074215031937" calcext:value-type="float">
            <text:p>0,458074215031937</text:p>
          </table:table-cell>
          <table:table-cell table:formula="of:=[.E16]+RAND()-0.5" office:value-type="float" office:value="6.44284657945043" calcext:value-type="float">
            <text:p>6,44284657945043</text:p>
          </table:table-cell>
          <table:table-cell table:formula="of:=[.F16]+RAND()-0.5" office:value-type="float" office:value="7.17951311433975" calcext:value-type="float">
            <text:p>7,17951311433975</text:p>
          </table:table-cell>
          <table:table-cell/>
        </table:table-row>
        <table:table-row table:style-name="ro1">
          <table:table-cell table:formula="of:=[.A17]+RAND()-0.5" office:value-type="float" office:value="9.36534958981813" calcext:value-type="float">
            <text:p>9,36534958981813</text:p>
          </table:table-cell>
          <table:table-cell table:formula="of:=[.B17]+RAND()-0.5" office:value-type="float" office:value="8.62450629743773" calcext:value-type="float">
            <text:p>8,62450629743773</text:p>
          </table:table-cell>
          <table:table-cell table:formula="of:=[.C17]+RAND()-0.5" office:value-type="float" office:value="9.6643343307285" calcext:value-type="float">
            <text:p>9,6643343307285</text:p>
          </table:table-cell>
          <table:table-cell table:formula="of:=[.D17]+RAND()/10-0.05" office:value-type="float" office:value="0.49050579558486" calcext:value-type="float">
            <text:p>0,49050579558486</text:p>
          </table:table-cell>
          <table:table-cell table:formula="of:=[.E17]+RAND()-0.5" office:value-type="float" office:value="5.96492164724047" calcext:value-type="float">
            <text:p>5,96492164724047</text:p>
          </table:table-cell>
          <table:table-cell table:formula="of:=[.F17]+RAND()-0.5" office:value-type="float" office:value="6.89346473397823" calcext:value-type="float">
            <text:p>6,89346473397823</text:p>
          </table:table-cell>
          <table:table-cell/>
        </table:table-row>
        <table:table-row table:style-name="ro1">
          <table:table-cell table:formula="of:=[.A18]+RAND()-0.5" office:value-type="float" office:value="9.27764201980541" calcext:value-type="float">
            <text:p>9,27764201980541</text:p>
          </table:table-cell>
          <table:table-cell table:formula="of:=[.B18]+RAND()-0.5" office:value-type="float" office:value="8.94302387273138" calcext:value-type="float">
            <text:p>8,94302387273138</text:p>
          </table:table-cell>
          <table:table-cell table:formula="of:=[.C18]+RAND()-0.5" office:value-type="float" office:value="9.33494272334346" calcext:value-type="float">
            <text:p>9,33494272334346</text:p>
          </table:table-cell>
          <table:table-cell table:formula="of:=[.D18]+RAND()/10-0.05" office:value-type="float" office:value="0.456239857994717" calcext:value-type="float">
            <text:p>0,456239857994717</text:p>
          </table:table-cell>
          <table:table-cell table:formula="of:=[.E18]+RAND()-0.5" office:value-type="float" office:value="5.94639750568874" calcext:value-type="float">
            <text:p>5,94639750568874</text:p>
          </table:table-cell>
          <table:table-cell table:formula="of:=[.F18]+RAND()-0.5" office:value-type="float" office:value="6.74252068319829" calcext:value-type="float">
            <text:p>6,74252068319829</text:p>
          </table:table-cell>
          <table:table-cell/>
        </table:table-row>
        <table:table-row table:style-name="ro1">
          <table:table-cell table:formula="of:=[.A19]+RAND()-0.5" office:value-type="float" office:value="9.03473537436144" calcext:value-type="float">
            <text:p>9,03473537436144</text:p>
          </table:table-cell>
          <table:table-cell table:formula="of:=[.B19]+RAND()-0.5" office:value-type="float" office:value="9.0120643036336" calcext:value-type="float">
            <text:p>9,0120643036336</text:p>
          </table:table-cell>
          <table:table-cell table:formula="of:=[.C19]+RAND()-0.5" office:value-type="float" office:value="9.22786509513605" calcext:value-type="float">
            <text:p>9,22786509513605</text:p>
          </table:table-cell>
          <table:table-cell table:formula="of:=[.D19]+RAND()/10-0.05" office:value-type="float" office:value="0.460033201063797" calcext:value-type="float">
            <text:p>0,460033201063797</text:p>
          </table:table-cell>
          <table:table-cell table:formula="of:=[.E19]+RAND()-0.5" office:value-type="float" office:value="6.34122796530312" calcext:value-type="float">
            <text:p>6,34122796530312</text:p>
          </table:table-cell>
          <table:table-cell table:formula="of:=[.F19]+RAND()-0.5" office:value-type="float" office:value="6.94735622633581" calcext:value-type="float">
            <text:p>6,94735622633581</text:p>
          </table:table-cell>
          <table:table-cell/>
        </table:table-row>
        <table:table-row table:style-name="ro1">
          <table:table-cell table:formula="of:=[.A20]+RAND()-0.5" office:value-type="float" office:value="8.85306832446262" calcext:value-type="float">
            <text:p>8,85306832446262</text:p>
          </table:table-cell>
          <table:table-cell table:formula="of:=[.B20]+RAND()-0.5" office:value-type="float" office:value="8.79393797145911" calcext:value-type="float">
            <text:p>8,79393797145911</text:p>
          </table:table-cell>
          <table:table-cell table:formula="of:=[.C20]+RAND()-0.5" office:value-type="float" office:value="8.79328331697973" calcext:value-type="float">
            <text:p>8,79328331697973</text:p>
          </table:table-cell>
          <table:table-cell table:formula="of:=[.D20]+RAND()/10-0.05" office:value-type="float" office:value="0.476611922364321" calcext:value-type="float">
            <text:p>0,476611922364321</text:p>
          </table:table-cell>
          <table:table-cell table:formula="of:=[.E20]+RAND()-0.5" office:value-type="float" office:value="6.63270101422284" calcext:value-type="float">
            <text:p>6,63270101422284</text:p>
          </table:table-cell>
          <table:table-cell table:formula="of:=[.F20]+RAND()-0.5" office:value-type="float" office:value="6.49544586857309" calcext:value-type="float">
            <text:p>6,49544586857309</text:p>
          </table:table-cell>
          <table:table-cell/>
        </table:table-row>
        <table:table-row table:style-name="ro1">
          <table:table-cell table:formula="of:=[.A21]+RAND()-0.5" office:value-type="float" office:value="9.2789716015671" calcext:value-type="float">
            <text:p>9,2789716015671</text:p>
          </table:table-cell>
          <table:table-cell table:formula="of:=[.B21]+RAND()-0.5" office:value-type="float" office:value="8.86020068885548" calcext:value-type="float">
            <text:p>8,86020068885548</text:p>
          </table:table-cell>
          <table:table-cell table:formula="of:=[.C21]+RAND()-0.5" office:value-type="float" office:value="9.22507874871964" calcext:value-type="float">
            <text:p>9,22507874871964</text:p>
          </table:table-cell>
          <table:table-cell table:formula="of:=[.D21]+RAND()/10-0.05" office:value-type="float" office:value="0.525296311897516" calcext:value-type="float">
            <text:p>0,525296311897516</text:p>
          </table:table-cell>
          <table:table-cell table:formula="of:=[.E21]+RAND()-0.5" office:value-type="float" office:value="7.04174808971329" calcext:value-type="float">
            <text:p>7,04174808971329</text:p>
          </table:table-cell>
          <table:table-cell table:formula="of:=[.F21]+RAND()-0.5" office:value-type="float" office:value="6.48626525135818" calcext:value-type="float">
            <text:p>6,48626525135818</text:p>
          </table:table-cell>
          <table:table-cell/>
        </table:table-row>
        <table:table-row table:style-name="ro1">
          <table:table-cell table:formula="of:=[.A22]+RAND()-0.5" office:value-type="float" office:value="9.56983389198579" calcext:value-type="float">
            <text:p>9,56983389198579</text:p>
          </table:table-cell>
          <table:table-cell table:formula="of:=[.B22]+RAND()-0.5" office:value-type="float" office:value="8.75629390906536" calcext:value-type="float">
            <text:p>8,75629390906536</text:p>
          </table:table-cell>
          <table:table-cell table:formula="of:=[.C22]+RAND()-0.5" office:value-type="float" office:value="9.39371804622767" calcext:value-type="float">
            <text:p>9,39371804622767</text:p>
          </table:table-cell>
          <table:table-cell table:formula="of:=[.D22]+RAND()/10-0.05" office:value-type="float" office:value="0.490909728501459" calcext:value-type="float">
            <text:p>0,490909728501459</text:p>
          </table:table-cell>
          <table:table-cell table:formula="of:=[.E22]+RAND()-0.5" office:value-type="float" office:value="6.93294872099089" calcext:value-type="float">
            <text:p>6,93294872099089</text:p>
          </table:table-cell>
          <table:table-cell table:formula="of:=[.F22]+RAND()-0.5" office:value-type="float" office:value="6.6254465250458" calcext:value-type="float">
            <text:p>6,6254465250458</text:p>
          </table:table-cell>
          <table:table-cell/>
        </table:table-row>
        <table:table-row table:style-name="ro1">
          <table:table-cell table:formula="of:=[.A23]+RAND()-0.5" office:value-type="float" office:value="9.37128994413489" calcext:value-type="float">
            <text:p>9,37128994413489</text:p>
          </table:table-cell>
          <table:table-cell table:formula="of:=[.B23]+RAND()-0.5" office:value-type="float" office:value="9.24136329634951" calcext:value-type="float">
            <text:p>9,24136329634951</text:p>
          </table:table-cell>
          <table:table-cell table:formula="of:=[.C23]+RAND()-0.5" office:value-type="float" office:value="9.88809278078546" calcext:value-type="float">
            <text:p>9,88809278078546</text:p>
          </table:table-cell>
          <table:table-cell table:formula="of:=[.D23]+RAND()/10-0.05" office:value-type="float" office:value="0.534454320087556" calcext:value-type="float">
            <text:p>0,534454320087556</text:p>
          </table:table-cell>
          <table:table-cell table:formula="of:=[.E23]+RAND()-0.5" office:value-type="float" office:value="6.75353573811885" calcext:value-type="float">
            <text:p>6,75353573811885</text:p>
          </table:table-cell>
          <table:table-cell table:formula="of:=[.F23]+RAND()-0.5" office:value-type="float" office:value="6.86450005263375" calcext:value-type="float">
            <text:p>6,86450005263375</text:p>
          </table:table-cell>
          <table:table-cell/>
        </table:table-row>
        <table:table-row table:style-name="ro1">
          <table:table-cell table:formula="of:=[.A24]+RAND()-0.5" office:value-type="float" office:value="9.33261712839613" calcext:value-type="float">
            <text:p>9,33261712839613</text:p>
          </table:table-cell>
          <table:table-cell table:formula="of:=[.B24]+RAND()-0.5" office:value-type="float" office:value="9.16689497369014" calcext:value-type="float">
            <text:p>9,16689497369014</text:p>
          </table:table-cell>
          <table:table-cell table:formula="of:=[.C24]+RAND()-0.5" office:value-type="float" office:value="10.2897353175564" calcext:value-type="float">
            <text:p>10,2897353175564</text:p>
          </table:table-cell>
          <table:table-cell table:formula="of:=[.D24]+RAND()/10-0.05" office:value-type="float" office:value="0.561028923419218" calcext:value-type="float">
            <text:p>0,561028923419218</text:p>
          </table:table-cell>
          <table:table-cell table:formula="of:=[.E24]+RAND()-0.5" office:value-type="float" office:value="6.78279907224835" calcext:value-type="float">
            <text:p>6,78279907224835</text:p>
          </table:table-cell>
          <table:table-cell table:formula="of:=[.F24]+RAND()-0.5" office:value-type="float" office:value="6.40243892044498" calcext:value-type="float">
            <text:p>6,402438920444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7:21.273442168</meta:creation-date>
    <dc:date>2023-09-13T15:16:52.853586516</dc:date>
    <meta:editing-duration>PT9M20S</meta:editing-duration>
    <meta:editing-cycles>1</meta:editing-cycles>
    <meta:document-statistic meta:table-count="1" meta:cell-count="139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35cm" svg:height="14.743cm" xlink:href=".." xlink:type="simple" chart:class="chart:line" chart:style-name="ch1">
        <chart:title svg:x="10.871cm" svg:y="0.43cm" chart:style-name="ch2">
          <text:p>Polluants</text:p>
        </chart:title>
        <chart:legend chart:legend-position="end" svg:x="21.174cm" svg:y="5.827cm" style:legend-expansion="high" chart:style-name="ch3"/>
        <chart:plot-area chart:style-name="ch4" table:cell-range-address="Feuille1.A3:Feuille1.F25" chart:data-source-has-labels="row" svg:x="1.485cm" svg:y="1.503cm" svg:width="19.215cm" svg:height="11.965cm">
          <chart:coordinate-region svg:x="2.106cm" svg:y="1.702cm" svg:width="18.407cm" svg:height="11.119cm"/>
          <chart:axis chart:dimension="x" chart:name="primary-x" chart:style-name="ch5">
            <chart:title svg:x="10.691cm" svg:y="13.762cm" chart:style-name="ch6">
              <text:p>Date</text:p>
            </chart:title>
            <chart:grid chart:style-name="ch7" chart:class="major"/>
          </chart:axis>
          <chart:axis chart:dimension="y" chart:name="primary-y" chart:style-name="ch5">
            <chart:title svg:x="0.451cm" svg:y="8.561cm" chart:style-name="ch8">
              <text:p>Concentration</text:p>
            </chart:title>
            <chart:grid chart:style-name="ch7" chart:class="major"/>
          </chart:axis>
          <chart:series chart:style-name="ch9" chart:values-cell-range-address="Feuille1.A4:Feuille1.A25" chart:label-cell-address="Feuille1.A3:Feuille1.A3" chart:class="chart:line">
            <chart:data-point chart:repeated="22"/>
          </chart:series>
          <chart:series chart:style-name="ch10" chart:values-cell-range-address="Feuille1.B4:Feuille1.B25" chart:label-cell-address="Feuille1.B3:Feuille1.B3" chart:class="chart:line">
            <chart:data-point chart:repeated="22"/>
          </chart:series>
          <chart:series chart:style-name="ch11" chart:values-cell-range-address="Feuille1.C4:Feuille1.C25" chart:label-cell-address="Feuille1.C3:Feuille1.C3" chart:class="chart:line">
            <chart:data-point chart:repeated="22"/>
          </chart:series>
          <chart:series chart:style-name="ch12" chart:values-cell-range-address="Feuille1.D4:Feuille1.D25" chart:label-cell-address="Feuille1.D3:Feuille1.D3" chart:class="chart:line">
            <chart:data-point chart:repeated="22"/>
          </chart:series>
          <chart:series chart:style-name="ch13" chart:values-cell-range-address="Feuille1.E4:Feuille1.E25" chart:label-cell-address="Feuille1.E3:Feuille1.E3" chart:class="chart:line">
            <chart:data-point chart:repeated="22"/>
          </chart:series>
          <chart:series chart:style-name="ch14" chart:values-cell-range-address="Feuille1.F4:Feuille1.F25" chart:label-cell-address="Feuille1.F3:Feuille1.F3" chart:class="chart:line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2</text:p>
                <draw:g>
                  <svg:desc>Feuille1.A3:Feuille1.A3</svg:desc>
                </draw:g>
              </table:table-cell>
              <table:table-cell office:value-type="string">
                <text:p>PM10</text:p>
                <draw:g>
                  <svg:desc>Feuille1.B3:Feuille1.B3</svg:desc>
                </draw:g>
              </table:table-cell>
              <table:table-cell office:value-type="string">
                <text:p>PM25</text:p>
                <draw:g>
                  <svg:desc>Feuille1.C3:Feuille1.C3</svg:desc>
                </draw:g>
              </table:table-cell>
              <table:table-cell office:value-type="string">
                <text:p>CO</text:p>
                <draw:g>
                  <svg:desc>Feuille1.D3:Feuille1.D3</svg:desc>
                </draw:g>
              </table:table-cell>
              <table:table-cell office:value-type="string">
                <text:p>SO2</text:p>
                <draw:g>
                  <svg:desc>Feuille1.E3:Feuille1.E3</svg:desc>
                </draw:g>
              </table:table-cell>
              <table:table-cell office:value-type="string">
                <text:p>OZONE</text:p>
                <draw:g>
                  <svg:desc>Feuille1.F3:Feui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A4:Feuille1.A25</svg:desc>
                </draw:g>
              </table:table-cell>
              <table:table-cell office:value-type="float" office:value="6.9">
                <text:p>6.9</text:p>
                <draw:g>
                  <svg:desc>Feuille1.B4:Feuille1.B25</svg:desc>
                </draw:g>
              </table:table-cell>
              <table:table-cell office:value-type="float" office:value="12">
                <text:p>12</text:p>
                <draw:g>
                  <svg:desc>Feuille1.C4:Feuille1.C25</svg:desc>
                </draw:g>
              </table:table-cell>
              <table:table-cell office:value-type="float" office:value="0.33">
                <text:p>0.33</text:p>
                <draw:g>
                  <svg:desc>Feuille1.D4:Feuille1.D25</svg:desc>
                </draw:g>
              </table:table-cell>
              <table:table-cell office:value-type="float" office:value="5.8">
                <text:p>5.8</text:p>
                <draw:g>
                  <svg:desc>Feuille1.E4:Feuille1.E25</svg:desc>
                </draw:g>
              </table:table-cell>
              <table:table-cell office:value-type="float" office:value="6.17">
                <text:p>6.17</text:p>
                <draw:g>
                  <svg:desc>Feuille1.F4:Feuille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9533765511824">
                <text:p>8.19533765511824</text:p>
              </table:table-cell>
              <table:table-cell office:value-type="float" office:value="7.35448619371967">
                <text:p>7.35448619371967</text:p>
              </table:table-cell>
              <table:table-cell office:value-type="float" office:value="12.3894779344975">
                <text:p>12.3894779344975</text:p>
              </table:table-cell>
              <table:table-cell office:value-type="float" office:value="0.305905002235522">
                <text:p>0.305905002235522</text:p>
              </table:table-cell>
              <table:table-cell office:value-type="float" office:value="5.83954226220008">
                <text:p>5.83954226220008</text:p>
              </table:table-cell>
              <table:table-cell office:value-type="float" office:value="6.59048291380514">
                <text:p>6.59048291380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4706886542482">
                <text:p>8.44706886542482</text:p>
              </table:table-cell>
              <table:table-cell office:value-type="float" office:value="7.18486534269244">
                <text:p>7.18486534269244</text:p>
              </table:table-cell>
              <table:table-cell office:value-type="float" office:value="12.3244315045231">
                <text:p>12.3244315045231</text:p>
              </table:table-cell>
              <table:table-cell office:value-type="float" office:value="0.333407995944603">
                <text:p>0.333407995944603</text:p>
              </table:table-cell>
              <table:table-cell office:value-type="float" office:value="6.05313600961282">
                <text:p>6.05313600961282</text:p>
              </table:table-cell>
              <table:table-cell office:value-type="float" office:value="6.97987759200782">
                <text:p>6.97987759200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118207265345">
                <text:p>8.2118207265345</text:p>
              </table:table-cell>
              <table:table-cell office:value-type="float" office:value="7.03973732539215">
                <text:p>7.03973732539215</text:p>
              </table:table-cell>
              <table:table-cell office:value-type="float" office:value="12.1317311459533">
                <text:p>12.1317311459533</text:p>
              </table:table-cell>
              <table:table-cell office:value-type="float" office:value="0.379874108011819">
                <text:p>0.379874108011819</text:p>
              </table:table-cell>
              <table:table-cell office:value-type="float" office:value="5.75025042145178">
                <text:p>5.75025042145178</text:p>
              </table:table-cell>
              <table:table-cell office:value-type="float" office:value="6.87596521837502">
                <text:p>6.8759652183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8207855098313">
                <text:p>7.78207855098313</text:p>
              </table:table-cell>
              <table:table-cell office:value-type="float" office:value="7.30222203673605">
                <text:p>7.30222203673605</text:p>
              </table:table-cell>
              <table:table-cell office:value-type="float" office:value="11.7569363953736">
                <text:p>11.7569363953736</text:p>
              </table:table-cell>
              <table:table-cell office:value-type="float" office:value="0.404779625485251">
                <text:p>0.404779625485251</text:p>
              </table:table-cell>
              <table:table-cell office:value-type="float" office:value="6.05130567791055">
                <text:p>6.05130567791055</text:p>
              </table:table-cell>
              <table:table-cell office:value-type="float" office:value="7.29796412641051">
                <text:p>7.29796412641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9747393089409">
                <text:p>7.59747393089409</text:p>
              </table:table-cell>
              <table:table-cell office:value-type="float" office:value="7.03095508432923">
                <text:p>7.03095508432923</text:p>
              </table:table-cell>
              <table:table-cell office:value-type="float" office:value="11.6789887598579">
                <text:p>11.6789887598579</text:p>
              </table:table-cell>
              <table:table-cell office:value-type="float" office:value="0.419270953029106">
                <text:p>0.419270953029106</text:p>
              </table:table-cell>
              <table:table-cell office:value-type="float" office:value="6.04816311295036">
                <text:p>6.04816311295036</text:p>
              </table:table-cell>
              <table:table-cell office:value-type="float" office:value="6.80992769045205">
                <text:p>6.80992769045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9123950655164">
                <text:p>8.09123950655164</text:p>
              </table:table-cell>
              <table:table-cell office:value-type="float" office:value="7.04282966180158">
                <text:p>7.04282966180158</text:p>
              </table:table-cell>
              <table:table-cell office:value-type="float" office:value="11.4528782182979">
                <text:p>11.4528782182979</text:p>
              </table:table-cell>
              <table:table-cell office:value-type="float" office:value="0.427861144154039">
                <text:p>0.427861144154039</text:p>
              </table:table-cell>
              <table:table-cell office:value-type="float" office:value="5.58492015243943">
                <text:p>5.58492015243943</text:p>
              </table:table-cell>
              <table:table-cell office:value-type="float" office:value="6.81897419590472">
                <text:p>6.81897419590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2657965090662">
                <text:p>8.22657965090662</text:p>
              </table:table-cell>
              <table:table-cell office:value-type="float" office:value="7.20583023606032">
                <text:p>7.20583023606032</text:p>
              </table:table-cell>
              <table:table-cell office:value-type="float" office:value="10.9572415164947">
                <text:p>10.9572415164947</text:p>
              </table:table-cell>
              <table:table-cell office:value-type="float" office:value="0.422548463366295">
                <text:p>0.422548463366295</text:p>
              </table:table-cell>
              <table:table-cell office:value-type="float" office:value="6.04046657264873">
                <text:p>6.04046657264873</text:p>
              </table:table-cell>
              <table:table-cell office:value-type="float" office:value="6.46631068958357">
                <text:p>6.4663106895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2496010160573">
                <text:p>8.12496010160573</text:p>
              </table:table-cell>
              <table:table-cell office:value-type="float" office:value="7.2488625476206">
                <text:p>7.2488625476206</text:p>
              </table:table-cell>
              <table:table-cell office:value-type="float" office:value="10.491190473257">
                <text:p>10.491190473257</text:p>
              </table:table-cell>
              <table:table-cell office:value-type="float" office:value="0.441422890377924">
                <text:p>0.441422890377924</text:p>
              </table:table-cell>
              <table:table-cell office:value-type="float" office:value="5.82911514534093">
                <text:p>5.82911514534093</text:p>
              </table:table-cell>
              <table:table-cell office:value-type="float" office:value="6.88646772565123">
                <text:p>6.88646772565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768108224478">
                <text:p>8.3768108224478</text:p>
              </table:table-cell>
              <table:table-cell office:value-type="float" office:value="7.07210428703733">
                <text:p>7.07210428703733</text:p>
              </table:table-cell>
              <table:table-cell office:value-type="float" office:value="10.2176959485817">
                <text:p>10.2176959485817</text:p>
              </table:table-cell>
              <table:table-cell office:value-type="float" office:value="0.452196960236727">
                <text:p>0.452196960236727</text:p>
              </table:table-cell>
              <table:table-cell office:value-type="float" office:value="6.16625742591586">
                <text:p>6.16625742591586</text:p>
              </table:table-cell>
              <table:table-cell office:value-type="float" office:value="6.56938586113322">
                <text:p>6.56938586113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39724400954487">
                <text:p>8.39724400954487</text:p>
              </table:table-cell>
              <table:table-cell office:value-type="float" office:value="7.07429634218052">
                <text:p>7.07429634218052</text:p>
              </table:table-cell>
              <table:table-cell office:value-type="float" office:value="10.1454269490594">
                <text:p>10.1454269490594</text:p>
              </table:table-cell>
              <table:table-cell office:value-type="float" office:value="0.461641133226792">
                <text:p>0.461641133226792</text:p>
              </table:table-cell>
              <table:table-cell office:value-type="float" office:value="6.63926462091356">
                <text:p>6.63926462091356</text:p>
              </table:table-cell>
              <table:table-cell office:value-type="float" office:value="6.93973573882953">
                <text:p>6.93973573882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3867501710308">
                <text:p>8.83867501710308</text:p>
              </table:table-cell>
              <table:table-cell office:value-type="float" office:value="7.54953549396766">
                <text:p>7.54953549396766</text:p>
              </table:table-cell>
              <table:table-cell office:value-type="float" office:value="9.7312151265582">
                <text:p>9.7312151265582</text:p>
              </table:table-cell>
              <table:table-cell office:value-type="float" office:value="0.441259419938442">
                <text:p>0.441259419938442</text:p>
              </table:table-cell>
              <table:table-cell office:value-type="float" office:value="6.62550292741415">
                <text:p>6.62550292741415</text:p>
              </table:table-cell>
              <table:table-cell office:value-type="float" office:value="7.31018837510562">
                <text:p>7.31018837510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7457385555371">
                <text:p>8.47457385555371</text:p>
              </table:table-cell>
              <table:table-cell office:value-type="float" office:value="7.99693542220993">
                <text:p>7.99693542220993</text:p>
              </table:table-cell>
              <table:table-cell office:value-type="float" office:value="9.44578003053762">
                <text:p>9.44578003053762</text:p>
              </table:table-cell>
              <table:table-cell office:value-type="float" office:value="0.488254535335499">
                <text:p>0.488254535335499</text:p>
              </table:table-cell>
              <table:table-cell office:value-type="float" office:value="6.88996375583867">
                <text:p>6.88996375583867</text:p>
              </table:table-cell>
              <table:table-cell office:value-type="float" office:value="7.45298197136003">
                <text:p>7.45298197136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5293834427861">
                <text:p>8.95293834427861</text:p>
              </table:table-cell>
              <table:table-cell office:value-type="float" office:value="8.32237163639398">
                <text:p>8.32237163639398</text:p>
              </table:table-cell>
              <table:table-cell office:value-type="float" office:value="9.79938821482191">
                <text:p>9.79938821482191</text:p>
              </table:table-cell>
              <table:table-cell office:value-type="float" office:value="0.458074215031937">
                <text:p>0.458074215031937</text:p>
              </table:table-cell>
              <table:table-cell office:value-type="float" office:value="6.44284657945043">
                <text:p>6.44284657945043</text:p>
              </table:table-cell>
              <table:table-cell office:value-type="float" office:value="7.17951311433975">
                <text:p>7.17951311433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6534958981813">
                <text:p>9.36534958981813</text:p>
              </table:table-cell>
              <table:table-cell office:value-type="float" office:value="8.62450629743773">
                <text:p>8.62450629743773</text:p>
              </table:table-cell>
              <table:table-cell office:value-type="float" office:value="9.6643343307285">
                <text:p>9.6643343307285</text:p>
              </table:table-cell>
              <table:table-cell office:value-type="float" office:value="0.49050579558486">
                <text:p>0.49050579558486</text:p>
              </table:table-cell>
              <table:table-cell office:value-type="float" office:value="5.96492164724047">
                <text:p>5.96492164724047</text:p>
              </table:table-cell>
              <table:table-cell office:value-type="float" office:value="6.89346473397823">
                <text:p>6.89346473397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7764201980541">
                <text:p>9.27764201980541</text:p>
              </table:table-cell>
              <table:table-cell office:value-type="float" office:value="8.94302387273138">
                <text:p>8.94302387273138</text:p>
              </table:table-cell>
              <table:table-cell office:value-type="float" office:value="9.33494272334346">
                <text:p>9.33494272334346</text:p>
              </table:table-cell>
              <table:table-cell office:value-type="float" office:value="0.456239857994717">
                <text:p>0.456239857994717</text:p>
              </table:table-cell>
              <table:table-cell office:value-type="float" office:value="5.94639750568874">
                <text:p>5.94639750568874</text:p>
              </table:table-cell>
              <table:table-cell office:value-type="float" office:value="6.74252068319829">
                <text:p>6.74252068319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3473537436144">
                <text:p>9.03473537436144</text:p>
              </table:table-cell>
              <table:table-cell office:value-type="float" office:value="9.0120643036336">
                <text:p>9.0120643036336</text:p>
              </table:table-cell>
              <table:table-cell office:value-type="float" office:value="9.22786509513605">
                <text:p>9.22786509513605</text:p>
              </table:table-cell>
              <table:table-cell office:value-type="float" office:value="0.460033201063797">
                <text:p>0.460033201063797</text:p>
              </table:table-cell>
              <table:table-cell office:value-type="float" office:value="6.34122796530312">
                <text:p>6.34122796530312</text:p>
              </table:table-cell>
              <table:table-cell office:value-type="float" office:value="6.94735622633581">
                <text:p>6.94735622633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5306832446262">
                <text:p>8.85306832446262</text:p>
              </table:table-cell>
              <table:table-cell office:value-type="float" office:value="8.79393797145911">
                <text:p>8.79393797145911</text:p>
              </table:table-cell>
              <table:table-cell office:value-type="float" office:value="8.79328331697973">
                <text:p>8.79328331697973</text:p>
              </table:table-cell>
              <table:table-cell office:value-type="float" office:value="0.476611922364321">
                <text:p>0.476611922364321</text:p>
              </table:table-cell>
              <table:table-cell office:value-type="float" office:value="6.63270101422284">
                <text:p>6.63270101422284</text:p>
              </table:table-cell>
              <table:table-cell office:value-type="float" office:value="6.49544586857309">
                <text:p>6.49544586857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2789716015671">
                <text:p>9.2789716015671</text:p>
              </table:table-cell>
              <table:table-cell office:value-type="float" office:value="8.86020068885548">
                <text:p>8.86020068885548</text:p>
              </table:table-cell>
              <table:table-cell office:value-type="float" office:value="9.22507874871964">
                <text:p>9.22507874871964</text:p>
              </table:table-cell>
              <table:table-cell office:value-type="float" office:value="0.525296311897516">
                <text:p>0.525296311897516</text:p>
              </table:table-cell>
              <table:table-cell office:value-type="float" office:value="7.04174808971329">
                <text:p>7.04174808971329</text:p>
              </table:table-cell>
              <table:table-cell office:value-type="float" office:value="6.48626525135818">
                <text:p>6.48626525135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6983389198579">
                <text:p>9.56983389198579</text:p>
              </table:table-cell>
              <table:table-cell office:value-type="float" office:value="8.75629390906536">
                <text:p>8.75629390906536</text:p>
              </table:table-cell>
              <table:table-cell office:value-type="float" office:value="9.39371804622767">
                <text:p>9.39371804622767</text:p>
              </table:table-cell>
              <table:table-cell office:value-type="float" office:value="0.490909728501459">
                <text:p>0.490909728501459</text:p>
              </table:table-cell>
              <table:table-cell office:value-type="float" office:value="6.93294872099089">
                <text:p>6.93294872099089</text:p>
              </table:table-cell>
              <table:table-cell office:value-type="float" office:value="6.6254465250458">
                <text:p>6.6254465250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37128994413489">
                <text:p>9.37128994413489</text:p>
              </table:table-cell>
              <table:table-cell office:value-type="float" office:value="9.24136329634951">
                <text:p>9.24136329634951</text:p>
              </table:table-cell>
              <table:table-cell office:value-type="float" office:value="9.88809278078546">
                <text:p>9.88809278078546</text:p>
              </table:table-cell>
              <table:table-cell office:value-type="float" office:value="0.534454320087556">
                <text:p>0.534454320087556</text:p>
              </table:table-cell>
              <table:table-cell office:value-type="float" office:value="6.75353573811885">
                <text:p>6.75353573811885</text:p>
              </table:table-cell>
              <table:table-cell office:value-type="float" office:value="6.86450005263375">
                <text:p>6.86450005263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3261712839613">
                <text:p>9.33261712839613</text:p>
              </table:table-cell>
              <table:table-cell office:value-type="float" office:value="9.16689497369014">
                <text:p>9.16689497369014</text:p>
              </table:table-cell>
              <table:table-cell office:value-type="float" office:value="10.2897353175564">
                <text:p>10.2897353175564</text:p>
              </table:table-cell>
              <table:table-cell office:value-type="float" office:value="0.561028923419218">
                <text:p>0.561028923419218</text:p>
              </table:table-cell>
              <table:table-cell office:value-type="float" office:value="6.78279907224835">
                <text:p>6.78279907224835</text:p>
              </table:table-cell>
              <table:table-cell office:value-type="float" office:value="6.40243892044498">
                <text:p>6.40243892044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93cm" svg:y="0.342cm" chart:style-name="ch2">
          <text:p>Concentrations de polluants le 12/09/2023</text:p>
        </chart:title>
        <chart:legend chart:legend-position="end" svg:x="14.132cm" svg:y="4.203cm" style:legend-expansion="high" chart:style-name="ch3"/>
        <chart:plot-area chart:style-name="ch4" table:cell-range-address="Feuille1.A3:Feuille1.F4" chart:data-source-has-labels="row" svg:x="0.319cm" svg:y="1.275cm" svg:width="13.49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44cm" svg:y="1.275cm" svg:width="12.865cm" svg:height="6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Feuille1.A3:Feuille1.F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Feuille1.A4:Feuille1.F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2</text:p>
                <draw:g>
                  <svg:desc>Feuille1.A3:Feuille1.F3</svg:desc>
                </draw:g>
              </table:table-cell>
              <table:table-cell office:value-type="string">
                <text:p>PM10</text:p>
              </table:table-cell>
              <table:table-cell office:value-type="string">
                <text:p>PM25</text:p>
              </table:table-cell>
              <table:table-cell office:value-type="string">
                <text:p>CO</text:p>
              </table:table-cell>
              <table:table-cell office:value-type="string">
                <text:p>SO2</text:p>
              </table:table-cell>
              <table:table-cell office:value-type="string">
                <text:p>OZONE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Feuille1.A4:Feuille1.F4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12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5.8">
                <text:p>5.8</text:p>
              </table:table-cell>
              <table:table-cell office:value-type="float" office:value="6.17">
                <text:p>6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468cm" svg:y="0.316cm" chart:style-name="ch2">
          <text:p>Répartition des polluants</text:p>
        </chart:title>
        <chart:legend chart:legend-position="end" svg:x="15.058cm" svg:y="3.954cm" style:legend-expansion="high" chart:style-name="ch3"/>
        <chart:plot-area chart:style-name="ch4" table:cell-range-address="Feuille1.A3:Feuille1.F5" chart:data-source-has-labels="row" svg:x="0.319cm" svg:y="1.275cm" svg:width="14.42cm" svg:height="7.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238cm" svg:y="1.275cm" svg:width="12.581cm" svg:height="7.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Feuille1.A4:Feuille1.A5" chart:label-cell-address="Feuille1.A3:Feuille1.A3" chart:class="chart:circle">
            <chart:data-point chart:style-name="ch9"/>
            <chart:data-point chart:style-name="ch10"/>
          </chart:series>
          <chart:series chart:style-name="ch11" chart:values-cell-range-address="Feuille1.B4:Feuille1.B5" chart:label-cell-address="Feuille1.B3:Feuille1.B3" chart:class="chart:circle">
            <chart:data-point chart:style-name="ch9"/>
            <chart:data-point chart:style-name="ch10"/>
          </chart:series>
          <chart:series chart:style-name="ch12" chart:values-cell-range-address="Feuille1.C4:Feuille1.C5" chart:label-cell-address="Feuille1.C3:Feuille1.C3" chart:class="chart:circle">
            <chart:data-point chart:style-name="ch9"/>
            <chart:data-point chart:style-name="ch10"/>
          </chart:series>
          <chart:series chart:style-name="ch13" chart:values-cell-range-address="Feuille1.D4:Feuille1.D5" chart:label-cell-address="Feuille1.D3:Feuille1.D3" chart:class="chart:circle">
            <chart:data-point chart:style-name="ch9"/>
            <chart:data-point chart:style-name="ch10"/>
          </chart:series>
          <chart:series chart:style-name="ch14" chart:values-cell-range-address="Feuille1.E4:Feuille1.E5" chart:label-cell-address="Feuille1.E3:Feuille1.E3" chart:class="chart:circle">
            <chart:data-point chart:style-name="ch9"/>
            <chart:data-point chart:style-name="ch10"/>
          </chart:series>
          <chart:series chart:style-name="ch15" chart:values-cell-range-address="Feuille1.F4:Feuille1.F5" chart:label-cell-address="Feuille1.F3:Feuille1.F3" chart:class="chart:circle">
            <chart:data-point chart:style-name="ch9"/>
            <chart:data-point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2</text:p>
                <draw:g>
                  <svg:desc>Feuille1.A3:Feuille1.A3</svg:desc>
                </draw:g>
              </table:table-cell>
              <table:table-cell office:value-type="string">
                <text:p>PM10</text:p>
                <draw:g>
                  <svg:desc>Feuille1.B3:Feuille1.B3</svg:desc>
                </draw:g>
              </table:table-cell>
              <table:table-cell office:value-type="string">
                <text:p>PM25</text:p>
                <draw:g>
                  <svg:desc>Feuille1.C3:Feuille1.C3</svg:desc>
                </draw:g>
              </table:table-cell>
              <table:table-cell office:value-type="string">
                <text:p>CO</text:p>
                <draw:g>
                  <svg:desc>Feuille1.D3:Feuille1.D3</svg:desc>
                </draw:g>
              </table:table-cell>
              <table:table-cell office:value-type="string">
                <text:p>SO2</text:p>
                <draw:g>
                  <svg:desc>Feuille1.E3:Feuille1.E3</svg:desc>
                </draw:g>
              </table:table-cell>
              <table:table-cell office:value-type="string">
                <text:p>OZONE</text:p>
                <draw:g>
                  <svg:desc>Feuille1.F3:Feui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euille1.A4:Feuille1.A5</svg:desc>
                </draw:g>
              </table:table-cell>
              <table:table-cell office:value-type="float" office:value="6.9">
                <text:p>6.9</text:p>
                <draw:g>
                  <svg:desc>Feuille1.B4:Feuille1.B5</svg:desc>
                </draw:g>
              </table:table-cell>
              <table:table-cell office:value-type="float" office:value="12">
                <text:p>12</text:p>
                <draw:g>
                  <svg:desc>Feuille1.C4:Feuille1.C5</svg:desc>
                </draw:g>
              </table:table-cell>
              <table:table-cell office:value-type="float" office:value="0.33">
                <text:p>0.33</text:p>
                <draw:g>
                  <svg:desc>Feuille1.D4:Feuille1.D5</svg:desc>
                </draw:g>
              </table:table-cell>
              <table:table-cell office:value-type="float" office:value="5.8">
                <text:p>5.8</text:p>
                <draw:g>
                  <svg:desc>Feuille1.E4:Feuille1.E5</svg:desc>
                </draw:g>
              </table:table-cell>
              <table:table-cell office:value-type="float" office:value="6.17">
                <text:p>6.17</text:p>
                <draw:g>
                  <svg:desc>Feuille1.F4:Feuille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9533765511824">
                <text:p>8.19533765511824</text:p>
              </table:table-cell>
              <table:table-cell office:value-type="float" office:value="7.35448619371967">
                <text:p>7.35448619371967</text:p>
              </table:table-cell>
              <table:table-cell office:value-type="float" office:value="12.3894779344975">
                <text:p>12.3894779344975</text:p>
              </table:table-cell>
              <table:table-cell office:value-type="float" office:value="0.305905002235522">
                <text:p>0.305905002235522</text:p>
              </table:table-cell>
              <table:table-cell office:value-type="float" office:value="5.83954226220008">
                <text:p>5.83954226220008</text:p>
              </table:table-cell>
              <table:table-cell office:value-type="float" office:value="6.59048291380514">
                <text:p>6.590482913805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468cm" svg:y="0.316cm" chart:style-name="ch2">
          <text:p>Répartition des polluants</text:p>
        </chart:title>
        <chart:legend chart:legend-position="end" svg:x="14.026cm" svg:y="2.958cm" style:legend-expansion="high" chart:style-name="ch3"/>
        <chart:plot-area chart:style-name="ch4" table:cell-range-address="Feuille1.A3:Feuille1.F4" chart:data-source-has-labels="row" svg:x="0.319cm" svg:y="1.275cm" svg:width="13.388cm" svg:height="7.55cm">
          <chart:coordinate-region svg:x="3.238cm" svg:y="1.276cm" svg:width="7.549cm" svg:height="7.549cm"/>
          <chart:axis chart:dimension="x" chart:name="primary-x" chart:style-name="ch5" chartooo:axis-type="auto">
            <chartooo:date-scale/>
            <chart:categories table:cell-range-address="Feuille1.A3:Feuille1.F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A4:Feuille1.F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2</text:p>
                <draw:g>
                  <svg:desc>Feuille1.A3:Feuille1.F3</svg:desc>
                </draw:g>
              </table:table-cell>
              <table:table-cell office:value-type="string">
                <text:p>PM10</text:p>
              </table:table-cell>
              <table:table-cell office:value-type="string">
                <text:p>PM25</text:p>
              </table:table-cell>
              <table:table-cell office:value-type="string">
                <text:p>CO</text:p>
              </table:table-cell>
              <table:table-cell office:value-type="string">
                <text:p>SO2</text:p>
              </table:table-cell>
              <table:table-cell office:value-type="string">
                <text:p>OZONE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Feuille1.A4:Feuille1.F4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12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5.8">
                <text:p>5.8</text:p>
              </table:table-cell>
              <table:table-cell office:value-type="float" office:value="6.17">
                <text:p>6.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